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94cm" svg:y1="14.264cm" svg:x2="9.708cm" svg:y2="15.316cm">
            <text:p/>
          </draw:line>
          <draw:line draw:style-name="gr1" draw:text-style-name="P1" draw:layer="layout" svg:x1="9.708cm" svg:y1="15.316cm" svg:x2="11.308cm" svg:y2="15.453cm">
            <text:p/>
          </draw:line>
          <draw:line draw:style-name="gr2" draw:text-style-name="P2" draw:layer="layout" svg:x1="11.295cm" svg:y1="15.003cm" svg:x2="9.708cm" svg:y2="15.311cm">
            <text:p/>
          </draw:line>
          <draw:frame draw:name="DescriptionOOoTep" draw:style-name="gr3" draw:text-style-name="P3" draw:layer="layout" svg:width="0.003cm" svg:height="0.003cm" svg:x="10.657cm" svg:y="14.223cm">
            <draw:text-box>
              <text:p/>
            </draw:text-box>
            <svg:desc>@options;
  repereortho(310,270,30,1,1){ 0 , moyen , grisfonce , num1 ,i};

@figure;
  B = point( -3.23 , 6.57 );
  C = point( -5.9 , 3.97 );
  sBC = segment( B , C );
  D = point( -1.57 , 3.63 );
  sCD = segment( C , D );
  E = point( -1.73 , 4.73 );
  demiCE = demidroite( C , E )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9:32.829842215</meta:creation-date>
    <dc:date>2018-02-09T16:19:52.911921933</dc:date>
    <meta:editing-duration>PT20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